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c71c2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officeooo:rsid="000decf2" officeooo:paragraph-rsid="001c71c2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c71c2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c71c2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8pt" fo:font-weight="bold" officeooo:rsid="00166264" officeooo:paragraph-rsid="001c71c2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c71c2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officeooo:rsid="001c73a8" officeooo:paragraph-rsid="001c73a8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officeooo:rsid="001e4a30" officeooo:paragraph-rsid="001e4a30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officeooo:rsid="001f53aa" officeooo:paragraph-rsid="001f53aa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c73a8" officeooo:paragraph-rsid="001c73a8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1550"/>
    </style:style>
    <style:style style:name="T3" style:family="text">
      <style:text-properties officeooo:rsid="00166264"/>
    </style:style>
    <style:style style:name="T4" style:family="text">
      <style:text-properties officeooo:rsid="001c71c2"/>
    </style:style>
    <style:style style:name="T5" style:family="text">
      <style:text-properties officeooo:rsid="001e4a30"/>
    </style:style>
    <style:style style:name="T6" style:family="text">
      <style:text-properties officeooo:rsid="001f5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née 1860</text:p>
      <text:p text:style-name="P5">Page <text:span text:style-name="T4">9</text:span></text:p>
      <text:p text:style-name="P2"/>
      <text:p text:style-name="P3"><text:span text:style-name="T1">Documentation </text:span>:</text:p>
      <text:p text:style-name="P2">_ : <text:span text:style-name="T2">mot non trouvé</text:span></text:p>
      <text:p text:style-name="P4">[ ] : mot lu mais non sûre</text:p>
      <text:p text:style-name="P3">Pour plus de clarté à la lecture :</text:p>
      <text:p text:style-name="P4"><text:tab/>- Les majuscules en début de ligne ont été rétablies.</text:p>
      <text:p text:style-name="P4"><text:tab/>- Un tiret (-) a été ajouté entre le numéro de ligne et le mot le <text:span text:style-name="T3">suivant.</text:span></text:p>
      <text:p text:style-name="P1">- <text:span text:style-name="T3">J</text:span>’ai pris la liberté de faire un retour à la ligne entre chaque jours.</text:p>
      <text:p text:style-name="P1"/>
      <text:p text:style-name="P10">Début transcription :</text:p>
      <text:p text:style-name="P10"/>
      <text:p text:style-name="P7">1860</text:p>
      <text:p text:style-name="P7">Septembre.17 - _ des terrasses que surmontent la galerie du _ du</text:p>
      <text:p text:style-name="P7">choeur et des _ de murs entre les croisées hautes du choeur</text:p>
      <text:p text:style-name="P7">jusqu’aux chapiteaux des [mureaux]. On monte un échafaudage intérieur</text:p>
      <text:p text:style-name="P7">pour la reprises des _ au dessus de l’entrée des collatéraux de choeur</text:p>
      <text:p text:style-name="P7">dans le transept sud, comme il a été <text:span text:style-name="T5">fait du côté Nord.</text:span></text:p>
      <text:p text:style-name="P7"/>
      <text:p text:style-name="P8">19 – on poursuit la couverture en plomb des travées de charpente qui ont</text:p>
      <text:p text:style-name="P8">été refaits de chaque coté de la flèche (choeur et nef). On a posé le [dallage]</text:p>
      <text:p text:style-name="P8">et les [souchettes] en fer destinées à supporter la crète en plomb sur la travée</text:p>
      <text:p text:style-name="P8">du choeur. On pose le socle formant [cheneau] a la [1ere] travée de la nef Nord.</text:p>
      <text:p text:style-name="P8"/>
      <text:p text:style-name="P8">21 – Continuation du montage de la charpente neuve au dessus du transept</text:p>
      <text:p text:style-name="P8">Sud. On pose les serrures pour les verrières des [croisées] hautes du transept</text:p>
      <text:p text:style-name="P8">Sud face Est. Celui du coté Nord (face Est) sont terminées ainsi que le dallage</text:p>
      <text:p text:style-name="P8">des charpentes basses de la nef Nord. On a terminé aussi la dépose de la rose</text:p>
      <text:p text:style-name="P8">et commencé celui de l’ouverture à jour [placée] au dessous et de la corniche</text:p>
      <text:p text:style-name="P8">formant passage.</text:p>
      <text:p text:style-name="P8"/>
      <text:p text:style-name="P8">22 – On a transporté l’échafaudage on [bascule] au dessus de la porte de gauche</text:p>
      <text:p text:style-name="P8">de la facade principale pour la reprise des _<text:span text:style-name="T6">tements des [parterres] de [tympan] au</text:span></text:p>
      <text:p text:style-name="P9">dessus de l’entrée des collatéraux du choeur Sud[.] côté du transept on</text:p>
      <text:p text:style-name="P9">continue le grattage et le ravalement de la porte en face. On poursuit le </text:p>
      <text:p text:style-name="P9">raccord des dallages en marbre dans le bas coté du choeur.</text:p>
      <text:p text:style-name="P9"/>
      <text:p text:style-name="P9"><text:soft-page-break/>28 – Les charpentiers continuent le montage des serrures pour le comble du</text:p>
      <text:p text:style-name="P9"><text:s/>transept Sud. On _ le chevronnage de la [3]e travée. Les travaux de</text:p>
      <text:p text:style-name="P9">plomberie se poursuivent sur les parties du grand comble qui ont ete refaits</text:p>
      <text:p text:style-name="P9">dernièrement et _ sur les quatre contrefiches de la flèche formant [gradins].</text:p>
      <text:p text:style-name="P9"/>
      <text:p text:style-name="P9">29 – On poursuit la dépose de la porte supérieure de l’_ à _</text:p>
      <text:p text:style-name="P9">du transept Sud jusqu’au niveau des chapiteaux <text:s/>des petites colonnettes. On</text:p>
      <text:p text:style-name="P9">termine les reprises et enduits des [parties] de tapisserie au dessus de la porte</text:p>
      <text:p text:style-name="P9">de gauche de la facade principale.</text:p>
      <text:p text:style-name="P9"/>
      <text:p text:style-name="P9">Octobre 3 – Continuation des travaux de charpente pour le comble du transept Sud</text:p>
      <text:p text:style-name="P9">on emmene le _ de la travée rapprochée de la flèche. Les travaux </text:p>
      <text:p text:style-name="P9">de plomberie se poursuivent sur les deux [parties] de comble de la nef et du</text:p>
      <text:p text:style-name="P9">choeur ainsi que sur les contrefiches diagonales formant [gradins].</text:p>
      <text:p text:style-name="P9"/>
      <text:p text:style-name="P9">5 – On poursuit la dépose de l’_ à jour de la face du transept Sud</text:p>
      <text:p text:style-name="P9">jusqu’au niveau des chapiteaux des colonne[tt]es. On prépare le _</text:p>
      <text:p text:style-name="P9">qui sont reliés au [serie] de colonnettes aux gros contreforts d’ang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7:14:37.655000000</meta:creation-date>
    <dc:date>2021-11-23T17:50:42.948000000</dc:date>
    <meta:editing-duration>PT14M56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46" meta:word-count="508" meta:character-count="2763" meta:non-whitespace-character-count="2288"/>
  </office:meta>
</office:document-meta>
</file>